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446" officeooo:paragraph-rsid="0002f4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admit that the vast majority of the loosu's don't know the right way to interpret the scriptures. But the problem is that the small minority of those who know the “right” way refuse to plant a juicy one on the top of the loosu people and ask them to behave themselves. As long as the loosu group is allowed to thrive, those who have got it right also need to take the blame for the idiocy of the loosu gang. This is not applicable just to Islam, it is applicable to anyone who follow a sect which indulges in violence (both psychological and phys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6:19:00.992281820</meta:creation-date>
    <meta:editing-duration>PT40S</meta:editing-duration>
    <meta:editing-cycles>2</meta:editing-cycles>
    <meta:generator>LibreOffice/4.4.6.3$Linux_x86 LibreOffice_project/40m0$Build-3</meta:generator>
    <dc:date>2016-04-02T16:19:35.110581462</dc:date>
    <meta:document-statistic meta:table-count="0" meta:image-count="0" meta:object-count="0" meta:page-count="1" meta:paragraph-count="1" meta:word-count="105" meta:character-count="554" meta:non-whitespace-character-count="450"/>
  </office:meta>
</office:document-meta>
</file>